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840d3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solid" draw:fill-color="#ff99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solid" draw:fill-color="#e1165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ffffff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ff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pr1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840d35"/>
      <style:paragraph-properties fo:text-align="start" style:font-independent-line-spacing="true"/>
      <style:text-properties fo:font-size="14pt"/>
    </style:style>
    <style:style style:name="P3" style:family="paragraph">
      <loext:graphic-properties draw:fill="solid" draw:fill-color="#ff9900"/>
      <style:paragraph-properties fo:text-align="start" style:font-independent-line-spacing="true"/>
      <style:text-properties fo:font-size="14pt"/>
    </style:style>
    <style:style style:name="P4" style:family="paragraph">
      <loext:graphic-properties draw:fill="solid" draw:fill-color="#e1165b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5.803cm" svg:height="1.228cm" svg:x="9.608cm" svg:y="0.828cm">
          <text:p text:style-name="P1"><text:span text:style-name="T1">DB TABLE general_data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5;p13" draw:style-name="gr2" draw:text-style-name="P3" draw:layer="layout" svg:width="3.172cm" svg:height="0.61cm" svg:x="2.955cm" svg:y="2.314cm">
          <text:p text:style-name="P1"><text:span text:style-name="T1">vehicles_id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6;p13" draw:style-name="gr3" draw:text-style-name="P4" draw:layer="layout" svg:width="4.182cm" svg:height="1.284cm" svg:x="17.375cm" svg:y="1.843cm">
          <text:p text:style-name="P1"><text:span text:style-name="T1">DB TABLE</text:span></text:p>
          <text:p text:style-name="P1"><text:span text:style-name="T1">usage_history_records_for_backend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7;p13" draw:style-name="gr1" draw:text-style-name="P2" draw:layer="layout" svg:width="5.007cm" svg:height="1.228cm" svg:x="2.439cm" svg:y="0.214cm">
          <text:p text:style-name="P1"><text:span text:style-name="T1">DB TABLE</text:span></text:p>
          <text:p text:style-name="P1"><text:span text:style-name="T1">vehicles_data_cars_list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8;p13" draw:style-name="gr2" draw:text-style-name="P3" draw:layer="layout" svg:width="3.222cm" svg:height="0.61cm" svg:x="2.905cm" svg:y="3.033cm">
          <text:p text:style-name="P1"><text:span text:style-name="T1">vehicle_name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9;p13" draw:style-name="gr2" draw:text-style-name="P3" draw:layer="layout" svg:width="4.701cm" svg:height="0.61cm" svg:x="2.213cm" svg:y="4.494cm">
          <text:p text:style-name="P1"><text:span text:style-name="T1">vehicle_status FALSE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0;p13" draw:style-name="gr2" draw:text-style-name="P3" draw:layer="layout" svg:width="3.172cm" svg:height="0.61cm" svg:x="10.932cm" svg:y="2.485cm">
          <text:p text:style-name="P1"><text:span text:style-name="T1">vehicles_id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1;p13" draw:style-name="gr2" draw:text-style-name="P3" draw:layer="layout" svg:width="3.222cm" svg:height="0.61cm" svg:x="10.907cm" svg:y="4.002cm">
          <text:p text:style-name="P1"><text:span text:style-name="T1">vehicle_name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2;p13" draw:style-name="gr2" draw:text-style-name="P3" draw:layer="layout" svg:width="3.222cm" svg:height="0.61cm" svg:x="10.898cm" svg:y="5.727cm">
          <text:p text:style-name="P1"><text:span text:style-name="T1">initial _date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3;p13" draw:style-name="gr2" draw:text-style-name="P3" draw:layer="layout" svg:width="3.172cm" svg:height="0.61cm" svg:x="10.932cm" svg:y="3.204cm">
          <text:p text:style-name="P1"><text:span text:style-name="T2">user_name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4;p13" draw:style-name="gr2" draw:text-style-name="P3" draw:layer="layout" svg:width="5.803cm" svg:height="0.819cm" svg:x="9.464cm" svg:y="4.733cm">
          <text:p text:style-name="P1"><text:span text:style-name="T1">reason_for_needing_the_vehicle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5;p13" draw:style-name="gr2" draw:text-style-name="P3" draw:layer="layout" svg:width="3.222cm" svg:height="0.61cm" svg:x="10.898cm" svg:y="6.472cm">
          <text:p text:style-name="P1"><text:span text:style-name="T1">return_date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6;p13" draw:style-name="gr2" draw:text-style-name="P3" draw:layer="layout" svg:width="3.222cm" svg:height="0.61cm" svg:x="10.92cm" svg:y="7.797cm">
          <text:p text:style-name="P1"><text:span text:style-name="T1">new_kilometers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7;p13" draw:style-name="gr2" draw:text-style-name="P3" draw:layer="layout" svg:width="3.609cm" svg:height="0.61cm" svg:x="10.727cm" svg:y="7.135cm">
          <text:p text:style-name="P1"><text:span text:style-name="T1">current_kilometers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8;p13" draw:style-name="gr2" draw:text-style-name="P3" draw:layer="layout" svg:width="3.964cm" svg:height="1.049cm" svg:x="10.528cm" svg:y="8.46cm">
          <text:p text:style-name="P1"><text:span text:style-name="T1">vehicle_status TRUE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9;p13" draw:style-name="gr2" draw:text-style-name="P3" draw:layer="layout" svg:width="3.697cm" svg:height="0.61cm" svg:x="2.729cm" svg:y="3.764cm">
          <text:p text:style-name="P1"><text:span text:style-name="T1">current_kilometers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13" draw:style-name="gr4" draw:text-style-name="P5" draw:layer="layout" svg:width="1.962cm" svg:height="1.042cm" svg:x="15.412cm" svg:y="1.4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1;p13" draw:style-name="gr2" draw:text-style-name="P3" draw:layer="layout" svg:width="3.222cm" svg:height="0.61cm" svg:x="18.123cm" svg:y="4.976cm">
          <text:p text:style-name="P1"><text:span text:style-name="T1">vehicle_name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2;p13" draw:style-name="gr2" draw:text-style-name="P3" draw:layer="layout" svg:width="3.222cm" svg:height="0.61cm" svg:x="18.09cm" svg:y="6.72cm">
          <text:p text:style-name="P1"><text:span text:style-name="T1">initial _date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3;p13" draw:style-name="gr2" draw:text-style-name="P3" draw:layer="layout" svg:width="3.172cm" svg:height="0.61cm" svg:x="18.148cm" svg:y="4.178cm">
          <text:p text:style-name="P1"><text:span text:style-name="T2">user_name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4;p13" draw:style-name="gr2" draw:text-style-name="P3" draw:layer="layout" svg:width="5.803cm" svg:height="0.819cm" svg:x="16.799cm" svg:y="5.728cm">
          <text:p text:style-name="P1"><text:span text:style-name="T1">reason_for_needing_the_vehicle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5;p13" draw:style-name="gr2" draw:text-style-name="P3" draw:layer="layout" svg:width="3.222cm" svg:height="0.61cm" svg:x="18.09cm" svg:y="7.466cm">
          <text:p text:style-name="P1"><text:span text:style-name="T1">return_date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6;p13" draw:style-name="gr2" draw:text-style-name="P3" draw:layer="layout" svg:width="3.222cm" svg:height="0.61cm" svg:x="18.09cm" svg:y="8.211cm">
          <text:p text:style-name="P1"><text:span text:style-name="T1">user_kilometers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7;p13" draw:style-name="gr2" draw:text-style-name="P3" draw:layer="layout" svg:width="3.609cm" svg:height="0.61cm" svg:x="17.896cm" svg:y="9.028cm">
          <text:p text:style-name="P1"><text:span text:style-name="T1">current_kilometers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8;p13" draw:style-name="gr4" draw:text-style-name="P5" draw:layer="layout" svg:width="0.268cm" svg:height="1.049cm" svg:x="19.466cm" svg:y="3.1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9;p13" draw:style-name="gr4" draw:text-style-name="P5" draw:layer="layout" svg:width="0.007cm" svg:height="0.427cm" svg:x="12.51cm" svg:y="2.0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0;p13" draw:style-name="gr4" draw:text-style-name="P5" draw:layer="layout" svg:width="4.803cm" svg:height="0.17cm" svg:x="6.128cm" svg:y="2.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1;p13" draw:style-name="gr5" draw:text-style-name="P5" draw:layer="layout" svg:width="3.612cm" svg:height="4.185cm" draw:transform="rotate (-3.14159265358979) translate (10.528cm 8.98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2;p13" draw:style-name="gr4" draw:text-style-name="P5" draw:layer="layout" svg:width="4.042cm" svg:height="0.973cm" svg:x="14.106cm" svg:y="3.5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3;p13" draw:style-name="gr4" draw:text-style-name="P5" draw:layer="layout" svg:width="3.992cm" svg:height="0.973cm" svg:x="14.13cm" svg:y="4.3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4;p13" draw:style-name="gr4" draw:text-style-name="P5" draw:layer="layout" svg:width="1.53cm" svg:height="0.993cm" svg:x="15.269cm" svg:y="5.1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5;p13" draw:style-name="gr4" draw:text-style-name="P5" draw:layer="layout" svg:width="3.97cm" svg:height="0.941cm" svg:x="14.119cm" svg:y="6.0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6;p13" draw:style-name="gr4" draw:text-style-name="P5" draw:layer="layout" svg:width="3.967cm" svg:height="0.992cm" svg:x="14.122cm" svg:y="6.7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;p13" draw:style-name="gr4" draw:text-style-name="P5" draw:layer="layout" svg:width="3.558cm" svg:height="1.892cm" svg:x="14.337cm" svg:y="7.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8;p13" draw:style-name="gr4" draw:text-style-name="P5" draw:layer="layout" svg:width="0.144cm" svg:height="0.804cm" svg:x="4.396cm" svg:y="1.5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9;p13" draw:style-name="gr5" draw:text-style-name="P5" draw:layer="layout" svg:width="4.494cm" svg:height="3.503cm" draw:transform="rotate (-3.14159265358979) translate (10.7cm 7.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0;p13" draw:style-name="gr4" draw:text-style-name="P5" draw:layer="layout" svg:width="2.16cm" svg:height="0.614cm" svg:x="7.447cm" svg:y="0.8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1;p13" draw:style-name="gr5" draw:text-style-name="P5" draw:layer="layout" svg:width="4.799cm" svg:height="0.195cm" svg:x="6.319cm" svg:y="2.53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2;p13" draw:style-name="gr4" draw:text-style-name="P5" draw:layer="layout" svg:width="4.778cm" svg:height="0.968cm" svg:x="6.128cm" svg:y="3.3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3;p13" draw:style-name="gr4" draw:text-style-name="P5" draw:layer="layout" svg:width="4.305cm" svg:height="3.01cm" svg:x="6.426cm" svg:y="4.0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4;p13" draw:style-name="gr4" draw:text-style-name="P5" draw:layer="layout" svg:width="3.945cm" svg:height="0.412cm" svg:x="14.144cm" svg:y="8.1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5;p13" draw:style-name="gr4" draw:text-style-name="P5" draw:layer="layout" svg:width="5.519cm" svg:height="3.815cm" svg:x="4.564cm" svg:y="5.10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51;p:notes" draw:style-name="gr6" draw:layer="layout" svg:width="16.933cm" svg:height="9.524cm" svg:x="1.059cm" svg:y="1.905cm" draw:page-number="1" presentation:class="page"/>
          <draw:frame draw:name="Google Shape;52;p:notes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2"/>
    <meta:generator>LibreOfficeDev/6.0.5.2$Linux_X86_64 LibreOffice_project/</meta:generator>
  </office:meta>
</office:document-meta>
</file>